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1.8575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1.8154in"/>
    </style:style>
    <style:style style:name="co12" style:family="table-column">
      <style:table-column-properties fo:break-before="auto" style:column-width="2.0083in"/>
    </style:style>
    <style:style style:name="co13" style:family="table-column">
      <style:table-column-properties fo:break-before="auto" style:column-width="1.257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ssive_test_(all_worlds)_10-06-2023_20-37-4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Max 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Percentage</text:p>
          </table:table-cell>
          <table:table-cell office:value-type="string" calcext:value-type="string">
            <text:p>Simulation Time</text:p>
          </table:table-cell>
          <table:table-cell office:value-type="string" calcext:value-type="string">
            <text:p>Real Time</text:p>
          </table:table-cell>
          <table:table-cell office:value-type="string" calcext:value-type="string">
            <text:p>final map correctness</text:p>
          </table:table-cell>
          <table:table-cell office:value-type="string" calcext:value-type="string">
            <text:p>hazards_detected</text:p>
          </table:table-cell>
          <table:table-cell office:value-type="string" calcext:value-type="string">
            <text:p>hazards_correctly_identified</text:p>
          </table:table-cell>
          <table:table-cell office:value-type="string" calcext:value-type="string">
            <text:p>victims_detected</text:p>
          </table:table-cell>
          <table:table-cell office:value-type="string" calcext:value-type="string">
            <text:p>victims_correctly_identified</text:p>
          </table:table-cell>
          <table:table-cell office:value-type="string" calcext:value-type="string">
            <text:p>fixture_type_missidentification</text:p>
          </table:table-cell>
          <table:table-cell office:value-type="string" calcext:value-type="string">
            <text:p>checkpoints found</text:p>
          </table:table-cell>
        </table:table-row>
        <table:table-row table:style-name="ro1">
          <table:table-cell office:value-type="string" calcext:value-type="string">
            <text:p>Talos#01</text:p>
          </table:table-cell>
          <table:table-cell/>
          <table:table-cell office:value-type="float" office:value="2733.03" calcext:value-type="float">
            <text:p>2733.03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63.267026185989" calcext:value-type="float">
            <text:p>163.267026185989</text:p>
          </table:table-cell>
          <table:table-cell office:value-type="float" office:value="0.9149" calcext:value-type="float">
            <text:p>0.914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1</text:p>
          </table:table-cell>
          <table:table-cell/>
          <table:table-cell office:value-type="float" office:value="2262" calcext:value-type="float">
            <text:p>2262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63.267026185989" calcext:value-type="float">
            <text:p>163.267026185989</text:p>
          </table:table-cell>
          <table:table-cell office:value-type="float" office:value="0.7727" calcext:value-type="float">
            <text:p>0.772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01</text:p>
          </table:table-cell>
          <table:table-cell/>
          <table:table-cell office:value-type="float" office:value="2104.38" calcext:value-type="float">
            <text:p>2104.3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63.267026185989" calcext:value-type="float">
            <text:p>163.267026185989</text:p>
          </table:table-cell>
          <table:table-cell office:value-type="float" office:value="0.8958" calcext:value-type="float">
            <text:p>0.895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1</text:p>
          </table:table-cell>
          <table:table-cell/>
          <table:table-cell office:value-type="float" office:value="2538.8" calcext:value-type="float">
            <text:p>2538.8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63.267026185989" calcext:value-type="float">
            <text:p>163.267026185989</text:p>
          </table:table-cell>
          <table:table-cell office:value-type="float" office:value="0.9173" calcext:value-type="float">
            <text:p>0.917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1</text:p>
          </table:table-cell>
          <table:table-cell/>
          <table:table-cell office:value-type="float" office:value="2110.61" calcext:value-type="float">
            <text:p>2110.6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63.267026185989" calcext:value-type="float">
            <text:p>163.267026185989</text:p>
          </table:table-cell>
          <table:table-cell office:value-type="float" office:value="0.9101" calcext:value-type="float">
            <text:p>0.910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1</text:p>
          </table:table-cell>
          <table:table-cell/>
          <table:table-cell office:value-type="float" office:value="2406.67" calcext:value-type="float">
            <text:p>2406.6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63.267026185989" calcext:value-type="float">
            <text:p>163.267026185989</text:p>
          </table:table-cell>
          <table:table-cell office:value-type="float" office:value="0.9101" calcext:value-type="float">
            <text:p>0.910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2</text:p>
          </table:table-cell>
          <table:table-cell/>
          <table:table-cell office:value-type="float" office:value="1148.88" calcext:value-type="float">
            <text:p>1148.88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5.610305070877" calcext:value-type="float">
            <text:p>325.610305070877</text:p>
          </table:table-cell>
          <table:table-cell office:value-type="float" office:value="0.8819" calcext:value-type="float">
            <text:p>0.881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02</text:p>
          </table:table-cell>
          <table:table-cell/>
          <table:table-cell office:value-type="float" office:value="970.95" calcext:value-type="float">
            <text:p>970.9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325.610305070877" calcext:value-type="float">
            <text:p>325.610305070877</text:p>
          </table:table-cell>
          <table:table-cell office:value-type="float" office:value="0.878" calcext:value-type="float">
            <text:p>0.8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2</text:p>
          </table:table-cell>
          <table:table-cell/>
          <table:table-cell office:value-type="float" office:value="941.16" calcext:value-type="float">
            <text:p>941.16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325.610305070877" calcext:value-type="float">
            <text:p>325.610305070877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2</text:p>
          </table:table-cell>
          <table:table-cell/>
          <table:table-cell office:value-type="float" office:value="1015.17" calcext:value-type="float">
            <text:p>1015.17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325.610305070877" calcext:value-type="float">
            <text:p>325.610305070877</text:p>
          </table:table-cell>
          <table:table-cell office:value-type="float" office:value="0.8834" calcext:value-type="float">
            <text:p>0.883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2</text:p>
          </table:table-cell>
          <table:table-cell/>
          <table:table-cell office:value-type="float" office:value="1171.83" calcext:value-type="float">
            <text:p>1171.83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325.610305070877" calcext:value-type="float">
            <text:p>325.610305070877</text:p>
          </table:table-cell>
          <table:table-cell office:value-type="float" office:value="0.8855" calcext:value-type="float">
            <text:p>0.885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2</text:p>
          </table:table-cell>
          <table:table-cell/>
          <table:table-cell office:value-type="float" office:value="1340.67" calcext:value-type="float">
            <text:p>1340.67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325.610305070877" calcext:value-type="float">
            <text:p>325.610305070877</text:p>
          </table:table-cell>
          <table:table-cell office:value-type="float" office:value="0.9044" calcext:value-type="float">
            <text:p>0.904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3</text:p>
          </table:table-cell>
          <table:table-cell/>
          <table:table-cell office:value-type="float" office:value="1581.42" calcext:value-type="float">
            <text:p>1581.42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43.35603761673" calcext:value-type="float">
            <text:p>143.35603761673</text:p>
          </table:table-cell>
          <table:table-cell office:value-type="float" office:value="0.8824" calcext:value-type="float">
            <text:p>0.882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3</text:p>
          </table:table-cell>
          <table:table-cell/>
          <table:table-cell office:value-type="float" office:value="1366.22" calcext:value-type="float">
            <text:p>1366.22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143.35603761673" calcext:value-type="float">
            <text:p>143.35603761673</text:p>
          </table:table-cell>
          <table:table-cell office:value-type="float" office:value="0.8165" calcext:value-type="float">
            <text:p>0.816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3</text:p>
          </table:table-cell>
          <table:table-cell/>
          <table:table-cell office:value-type="float" office:value="1481.69" calcext:value-type="float">
            <text:p>1481.69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143.35603761673" calcext:value-type="float">
            <text:p>143.35603761673</text:p>
          </table:table-cell>
          <table:table-cell office:value-type="float" office:value="0.9106" calcext:value-type="float">
            <text:p>0.910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3</text:p>
          </table:table-cell>
          <table:table-cell/>
          <table:table-cell office:value-type="float" office:value="1716.95" calcext:value-type="float">
            <text:p>1716.95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43.35603761673" calcext:value-type="float">
            <text:p>143.35603761673</text:p>
          </table:table-cell>
          <table:table-cell office:value-type="float" office:value="0.8806" calcext:value-type="float">
            <text:p>0.880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3</text:p>
          </table:table-cell>
          <table:table-cell/>
          <table:table-cell office:value-type="float" office:value="1759.56" calcext:value-type="float">
            <text:p>1759.5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43.35603761673" calcext:value-type="float">
            <text:p>143.35603761673</text:p>
          </table:table-cell>
          <table:table-cell office:value-type="float" office:value="0.9128" calcext:value-type="float">
            <text:p>0.912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3</text:p>
          </table:table-cell>
          <table:table-cell/>
          <table:table-cell office:value-type="float" office:value="1541.42" calcext:value-type="float">
            <text:p>1541.42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143.35603761673" calcext:value-type="float">
            <text:p>143.35603761673</text:p>
          </table:table-cell>
          <table:table-cell office:value-type="float" office:value="0.9098" calcext:value-type="float">
            <text:p>0.909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4</text:p>
          </table:table-cell>
          <table:table-cell/>
          <table:table-cell office:value-type="float" office:value="398.77" calcext:value-type="float">
            <text:p>398.77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618.776457071304" calcext:value-type="float">
            <text:p>618.776457071304</text:p>
          </table:table-cell>
          <table:table-cell office:value-type="float" office:value="0.908" calcext:value-type="float">
            <text:p>0.9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4</text:p>
          </table:table-cell>
          <table:table-cell/>
          <table:table-cell office:value-type="float" office:value="390.17" calcext:value-type="float">
            <text:p>390.17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618.776457071304" calcext:value-type="float">
            <text:p>618.776457071304</text:p>
          </table:table-cell>
          <table:table-cell office:value-type="float" office:value="0.8668" calcext:value-type="float">
            <text:p>0.86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4</text:p>
          </table:table-cell>
          <table:table-cell/>
          <table:table-cell office:value-type="float" office:value="357.63" calcext:value-type="float">
            <text:p>357.6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18.776457071304" calcext:value-type="float">
            <text:p>618.776457071304</text:p>
          </table:table-cell>
          <table:table-cell office:value-type="float" office:value="0.8578" calcext:value-type="float">
            <text:p>0.85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4</text:p>
          </table:table-cell>
          <table:table-cell/>
          <table:table-cell office:value-type="float" office:value="399.23" calcext:value-type="float">
            <text:p>399.23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618.776457071304" calcext:value-type="float">
            <text:p>618.776457071304</text:p>
          </table:table-cell>
          <table:table-cell office:value-type="float" office:value="0.9102" calcext:value-type="float">
            <text:p>0.9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4</text:p>
          </table:table-cell>
          <table:table-cell/>
          <table:table-cell office:value-type="float" office:value="378.39" calcext:value-type="float">
            <text:p>378.3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18.776457071304" calcext:value-type="float">
            <text:p>618.776457071304</text:p>
          </table:table-cell>
          <table:table-cell office:value-type="float" office:value="0.9111" calcext:value-type="float">
            <text:p>0.9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4</text:p>
          </table:table-cell>
          <table:table-cell/>
          <table:table-cell office:value-type="float" office:value="379.22" calcext:value-type="float">
            <text:p>379.2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618.776457071304" calcext:value-type="float">
            <text:p>618.776457071304</text:p>
          </table:table-cell>
          <table:table-cell office:value-type="float" office:value="0.9153" calcext:value-type="float">
            <text:p>0.9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67.13590502739" calcext:value-type="float">
            <text:p>167.13590502739</text:p>
          </table:table-cell>
          <table:table-cell office:value-type="float" office:value="0.3991" calcext:value-type="float">
            <text:p>0.39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s#05</text:p>
          </table:table-cell>
          <table:table-cell/>
          <table:table-cell office:value-type="float" office:value="1758.01" calcext:value-type="float">
            <text:p>1758.01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67.13590502739" calcext:value-type="float">
            <text:p>167.13590502739</text:p>
          </table:table-cell>
          <table:table-cell office:value-type="float" office:value="0.8665" calcext:value-type="float">
            <text:p>0.866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05</text:p>
          </table:table-cell>
          <table:table-cell/>
          <table:table-cell office:value-type="float" office:value="2114.95" calcext:value-type="float">
            <text:p>2114.95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67.13590502739" calcext:value-type="float">
            <text:p>167.13590502739</text:p>
          </table:table-cell>
          <table:table-cell office:value-type="float" office:value="0.8873" calcext:value-type="float">
            <text:p>0.887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67.13590502739" calcext:value-type="float">
            <text:p>167.13590502739</text:p>
          </table:table-cell>
          <table:table-cell office:value-type="float" office:value="0.4032" calcext:value-type="float">
            <text:p>0.40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s#05</text:p>
          </table:table-cell>
          <table:table-cell/>
          <table:table-cell office:value-type="float" office:value="2237.67" calcext:value-type="float">
            <text:p>2237.67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67.13590502739" calcext:value-type="float">
            <text:p>167.13590502739</text:p>
          </table:table-cell>
          <table:table-cell office:value-type="float" office:value="0.9034" calcext:value-type="float">
            <text:p>0.903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05</text:p>
          </table:table-cell>
          <table:table-cell/>
          <table:table-cell office:value-type="float" office:value="1993.39" calcext:value-type="float">
            <text:p>1993.39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67.13590502739" calcext:value-type="float">
            <text:p>167.13590502739</text:p>
          </table:table-cell>
          <table:table-cell office:value-type="float" office:value="0.8828" calcext:value-type="float">
            <text:p>0.882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06</text:p>
          </table:table-cell>
          <table:table-cell/>
          <table:table-cell office:value-type="float" office:value="1729.18" calcext:value-type="float">
            <text:p>1729.18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335.433458566666" calcext:value-type="float">
            <text:p>335.433458566666</text:p>
          </table:table-cell>
          <table:table-cell office:value-type="float" office:value="0.9229" calcext:value-type="float">
            <text:p>0.922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6</text:p>
          </table:table-cell>
          <table:table-cell/>
          <table:table-cell office:value-type="float" office:value="1542.19" calcext:value-type="float">
            <text:p>1542.19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335.433458566666" calcext:value-type="float">
            <text:p>335.433458566666</text:p>
          </table:table-cell>
          <table:table-cell office:value-type="float" office:value="0.8882" calcext:value-type="float">
            <text:p>0.888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6</text:p>
          </table:table-cell>
          <table:table-cell/>
          <table:table-cell office:value-type="float" office:value="1368.63" calcext:value-type="float">
            <text:p>1368.63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35.433458566666" calcext:value-type="float">
            <text:p>335.433458566666</text:p>
          </table:table-cell>
          <table:table-cell office:value-type="float" office:value="0.9068" calcext:value-type="float">
            <text:p>0.906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6</text:p>
          </table:table-cell>
          <table:table-cell/>
          <table:table-cell office:value-type="float" office:value="1721.53" calcext:value-type="float">
            <text:p>1721.53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35.433458566666" calcext:value-type="float">
            <text:p>335.433458566666</text:p>
          </table:table-cell>
          <table:table-cell office:value-type="float" office:value="0.9144" calcext:value-type="float">
            <text:p>0.914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6</text:p>
          </table:table-cell>
          <table:table-cell/>
          <table:table-cell office:value-type="float" office:value="1580.92" calcext:value-type="float">
            <text:p>1580.9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35.433458566666" calcext:value-type="float">
            <text:p>335.433458566666</text:p>
          </table:table-cell>
          <table:table-cell office:value-type="float" office:value="0.9076" calcext:value-type="float">
            <text:p>0.907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6</text:p>
          </table:table-cell>
          <table:table-cell/>
          <table:table-cell office:value-type="float" office:value="1447.42" calcext:value-type="float">
            <text:p>1447.4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35.433458566666" calcext:value-type="float">
            <text:p>335.433458566666</text:p>
          </table:table-cell>
          <table:table-cell office:value-type="float" office:value="0.9108" calcext:value-type="float">
            <text:p>0.910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8</text:p>
          </table:table-cell>
          <table:table-cell/>
          <table:table-cell office:value-type="float" office:value="573.31" calcext:value-type="float">
            <text:p>573.3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53.243283510208" calcext:value-type="float">
            <text:p>153.243283510208</text:p>
          </table:table-cell>
          <table:table-cell office:value-type="float" office:value="0.7088" calcext:value-type="float">
            <text:p>0.708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s#08</text:p>
          </table:table-cell>
          <table:table-cell/>
          <table:table-cell office:value-type="float" office:value="1787.74" calcext:value-type="float">
            <text:p>1787.74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153.243283510208" calcext:value-type="float">
            <text:p>153.243283510208</text:p>
          </table:table-cell>
          <table:table-cell office:value-type="float" office:value="0.7475" calcext:value-type="float">
            <text:p>0.747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08</text:p>
          </table:table-cell>
          <table:table-cell/>
          <table:table-cell office:value-type="float" office:value="2037.81" calcext:value-type="float">
            <text:p>2037.81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153.243283510208" calcext:value-type="float">
            <text:p>153.243283510208</text:p>
          </table:table-cell>
          <table:table-cell office:value-type="float" office:value="0.9148" calcext:value-type="float">
            <text:p>0.914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8</text:p>
          </table:table-cell>
          <table:table-cell/>
          <table:table-cell office:value-type="float" office:value="1898.9" calcext:value-type="float">
            <text:p>1898.9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53.243283510208" calcext:value-type="float">
            <text:p>153.243283510208</text:p>
          </table:table-cell>
          <table:table-cell office:value-type="float" office:value="0.7843" calcext:value-type="float">
            <text:p>0.784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08</text:p>
          </table:table-cell>
          <table:table-cell/>
          <table:table-cell office:value-type="float" office:value="2343.22" calcext:value-type="float">
            <text:p>2343.22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53.243283510208" calcext:value-type="float">
            <text:p>153.243283510208</text:p>
          </table:table-cell>
          <table:table-cell office:value-type="float" office:value="0.9148" calcext:value-type="float">
            <text:p>0.9148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8</text:p>
          </table:table-cell>
          <table:table-cell/>
          <table:table-cell office:value-type="float" office:value="2090.74" calcext:value-type="float">
            <text:p>2090.74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53.243283510208" calcext:value-type="float">
            <text:p>153.243283510208</text:p>
          </table:table-cell>
          <table:table-cell office:value-type="float" office:value="0.9102" calcext:value-type="float">
            <text:p>0.910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9</text:p>
          </table:table-cell>
          <table:table-cell/>
          <table:table-cell office:value-type="float" office:value="2001.46" calcext:value-type="float">
            <text:p>2001.46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70.723444700241" calcext:value-type="float">
            <text:p>170.723444700241</text:p>
          </table:table-cell>
          <table:table-cell office:value-type="float" office:value="0.9052" calcext:value-type="float">
            <text:p>0.905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9</text:p>
          </table:table-cell>
          <table:table-cell/>
          <table:table-cell office:value-type="float" office:value="2068.3" calcext:value-type="float">
            <text:p>2068.3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70.723444700241" calcext:value-type="float">
            <text:p>170.723444700241</text:p>
          </table:table-cell>
          <table:table-cell office:value-type="float" office:value="0.9089" calcext:value-type="float">
            <text:p>0.908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9</text:p>
          </table:table-cell>
          <table:table-cell/>
          <table:table-cell office:value-type="float" office:value="1781.3" calcext:value-type="float">
            <text:p>1781.3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70.723444700241" calcext:value-type="float">
            <text:p>170.723444700241</text:p>
          </table:table-cell>
          <table:table-cell office:value-type="float" office:value="0.9108" calcext:value-type="float">
            <text:p>0.910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9</text:p>
          </table:table-cell>
          <table:table-cell/>
          <table:table-cell office:value-type="float" office:value="2178.31" calcext:value-type="float">
            <text:p>2178.31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70.723444700241" calcext:value-type="float">
            <text:p>170.723444700241</text:p>
          </table:table-cell>
          <table:table-cell office:value-type="float" office:value="0.9226" calcext:value-type="float">
            <text:p>0.92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9</text:p>
          </table:table-cell>
          <table:table-cell/>
          <table:table-cell office:value-type="float" office:value="2256.39" calcext:value-type="float">
            <text:p>2256.39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70.723444700241" calcext:value-type="float">
            <text:p>170.723444700241</text:p>
          </table:table-cell>
          <table:table-cell office:value-type="float" office:value="0.9126" calcext:value-type="float">
            <text:p>0.912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09</text:p>
          </table:table-cell>
          <table:table-cell/>
          <table:table-cell office:value-type="float" office:value="1940.39" calcext:value-type="float">
            <text:p>1940.39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70.723444700241" calcext:value-type="float">
            <text:p>170.723444700241</text:p>
          </table:table-cell>
          <table:table-cell office:value-type="float" office:value="0.9226" calcext:value-type="float">
            <text:p>0.92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0</text:p>
          </table:table-cell>
          <table:table-cell/>
          <table:table-cell office:value-type="float" office:value="1816.98" calcext:value-type="float">
            <text:p>1816.98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322.433704376221" calcext:value-type="float">
            <text:p>322.433704376221</text:p>
          </table:table-cell>
          <table:table-cell office:value-type="float" office:value="0.9235" calcext:value-type="float">
            <text:p>0.923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0</text:p>
          </table:table-cell>
          <table:table-cell/>
          <table:table-cell office:value-type="float" office:value="1084.46" calcext:value-type="float">
            <text:p>1084.4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22.433704376221" calcext:value-type="float">
            <text:p>322.433704376221</text:p>
          </table:table-cell>
          <table:table-cell office:value-type="float" office:value="0.9284" calcext:value-type="float">
            <text:p>0.928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0</text:p>
          </table:table-cell>
          <table:table-cell/>
          <table:table-cell office:value-type="float" office:value="1632.79" calcext:value-type="float">
            <text:p>1632.79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322.433704376221" calcext:value-type="float">
            <text:p>322.433704376221</text:p>
          </table:table-cell>
          <table:table-cell office:value-type="float" office:value="0.9309" calcext:value-type="float">
            <text:p>0.930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0</text:p>
          </table:table-cell>
          <table:table-cell/>
          <table:table-cell office:value-type="float" office:value="1685.08" calcext:value-type="float">
            <text:p>1685.0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22.433704376221" calcext:value-type="float">
            <text:p>322.433704376221</text:p>
          </table:table-cell>
          <table:table-cell office:value-type="float" office:value="0.8883" calcext:value-type="float">
            <text:p>0.888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0</text:p>
          </table:table-cell>
          <table:table-cell/>
          <table:table-cell office:value-type="float" office:value="1701.58" calcext:value-type="float">
            <text:p>1701.58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322.433704376221" calcext:value-type="float">
            <text:p>322.433704376221</text:p>
          </table:table-cell>
          <table:table-cell office:value-type="float" office:value="0.9186" calcext:value-type="float">
            <text:p>0.918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0</text:p>
          </table:table-cell>
          <table:table-cell/>
          <table:table-cell office:value-type="float" office:value="1624.07" calcext:value-type="float">
            <text:p>1624.07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322.433704376221" calcext:value-type="float">
            <text:p>322.433704376221</text:p>
          </table:table-cell>
          <table:table-cell office:value-type="float" office:value="0.9081" calcext:value-type="float">
            <text:p>0.908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1</text:p>
          </table:table-cell>
          <table:table-cell/>
          <table:table-cell office:value-type="float" office:value="1250.63" calcext:value-type="float">
            <text:p>1250.63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63.686588525772" calcext:value-type="float">
            <text:p>163.686588525772</text:p>
          </table:table-cell>
          <table:table-cell office:value-type="float" office:value="0.8562" calcext:value-type="float">
            <text:p>0.856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11</text:p>
          </table:table-cell>
          <table:table-cell/>
          <table:table-cell office:value-type="float" office:value="2033.61" calcext:value-type="float">
            <text:p>2033.6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63.686588525772" calcext:value-type="float">
            <text:p>163.686588525772</text:p>
          </table:table-cell>
          <table:table-cell office:value-type="float" office:value="0.8865" calcext:value-type="float">
            <text:p>0.886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1</text:p>
          </table:table-cell>
          <table:table-cell/>
          <table:table-cell office:value-type="float" office:value="2155.66" calcext:value-type="float">
            <text:p>2155.66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63.686588525772" calcext:value-type="float">
            <text:p>163.686588525772</text:p>
          </table:table-cell>
          <table:table-cell office:value-type="float" office:value="0.898" calcext:value-type="float">
            <text:p>0.89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1</text:p>
          </table:table-cell>
          <table:table-cell/>
          <table:table-cell office:value-type="float" office:value="1594.77" calcext:value-type="float">
            <text:p>1594.77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63.686588525772" calcext:value-type="float">
            <text:p>163.686588525772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11</text:p>
          </table:table-cell>
          <table:table-cell/>
          <table:table-cell office:value-type="float" office:value="2041.07" calcext:value-type="float">
            <text:p>2041.07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63.686588525772" calcext:value-type="float">
            <text:p>163.686588525772</text:p>
          </table:table-cell>
          <table:table-cell office:value-type="float" office:value="0.8982" calcext:value-type="float">
            <text:p>0.898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1</text:p>
          </table:table-cell>
          <table:table-cell/>
          <table:table-cell office:value-type="float" office:value="2064.58" calcext:value-type="float">
            <text:p>2064.58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63.686588525772" calcext:value-type="float">
            <text:p>163.686588525772</text:p>
          </table:table-cell>
          <table:table-cell office:value-type="float" office:value="0.8769" calcext:value-type="float">
            <text:p>0.876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3</text:p>
          </table:table-cell>
          <table:table-cell/>
          <table:table-cell office:value-type="float" office:value="1674.11" calcext:value-type="float">
            <text:p>1674.11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205.350739002228" calcext:value-type="float">
            <text:p>205.350739002228</text:p>
          </table:table-cell>
          <table:table-cell office:value-type="float" office:value="0.8906" calcext:value-type="float">
            <text:p>0.890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3</text:p>
          </table:table-cell>
          <table:table-cell/>
          <table:table-cell office:value-type="float" office:value="1636.59" calcext:value-type="float">
            <text:p>1636.59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205.350739002228" calcext:value-type="float">
            <text:p>205.350739002228</text:p>
          </table:table-cell>
          <table:table-cell office:value-type="float" office:value="0.9198" calcext:value-type="float">
            <text:p>0.919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3</text:p>
          </table:table-cell>
          <table:table-cell/>
          <table:table-cell office:value-type="float" office:value="1346.4" calcext:value-type="float">
            <text:p>1346.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05.350739002228" calcext:value-type="float">
            <text:p>205.350739002228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13</text:p>
          </table:table-cell>
          <table:table-cell/>
          <table:table-cell office:value-type="float" office:value="1555.59" calcext:value-type="float">
            <text:p>1555.59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205.350739002228" calcext:value-type="float">
            <text:p>205.350739002228</text:p>
          </table:table-cell>
          <table:table-cell office:value-type="float" office:value="0.9046" calcext:value-type="float">
            <text:p>0.904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3</text:p>
          </table:table-cell>
          <table:table-cell/>
          <table:table-cell office:value-type="float" office:value="1553.08" calcext:value-type="float">
            <text:p>1553.08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205.350739002228" calcext:value-type="float">
            <text:p>205.350739002228</text:p>
          </table:table-cell>
          <table:table-cell office:value-type="float" office:value="0.9015" calcext:value-type="float">
            <text:p>0.901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3</text:p>
          </table:table-cell>
          <table:table-cell/>
          <table:table-cell office:value-type="float" office:value="1233.29" calcext:value-type="float">
            <text:p>1233.2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05.350739002228" calcext:value-type="float">
            <text:p>205.350739002228</text:p>
          </table:table-cell>
          <table:table-cell office:value-type="float" office:value="0.8829" calcext:value-type="float">
            <text:p>0.882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4</text:p>
          </table:table-cell>
          <table:table-cell/>
          <table:table-cell office:value-type="float" office:value="575.58" calcext:value-type="float">
            <text:p>575.5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67.830144643784" calcext:value-type="float">
            <text:p>167.830144643784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os#14</text:p>
          </table:table-cell>
          <table:table-cell/>
          <table:table-cell office:value-type="float" office:value="725.9" calcext:value-type="float">
            <text:p>725.9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67.830144643784" calcext:value-type="float">
            <text:p>167.830144643784</text:p>
          </table:table-cell>
          <table:table-cell office:value-type="float" office:value="0.4543" calcext:value-type="float">
            <text:p>0.454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os#14</text:p>
          </table:table-cell>
          <table:table-cell/>
          <table:table-cell office:value-type="float" office:value="1842.5" calcext:value-type="float">
            <text:p>1842.5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167.830144643784" calcext:value-type="float">
            <text:p>167.830144643784</text:p>
          </table:table-cell>
          <table:table-cell office:value-type="float" office:value="0.9143" calcext:value-type="float">
            <text:p>0.9143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4</text:p>
          </table:table-cell>
          <table:table-cell/>
          <table:table-cell office:value-type="float" office:value="1404.96" calcext:value-type="float">
            <text:p>1404.96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167.830144643784" calcext:value-type="float">
            <text:p>167.830144643784</text:p>
          </table:table-cell>
          <table:table-cell office:value-type="float" office:value="0.9063" calcext:value-type="float">
            <text:p>0.906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4</text:p>
          </table:table-cell>
          <table:table-cell/>
          <table:table-cell office:value-type="float" office:value="1500.8" calcext:value-type="float">
            <text:p>1500.8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67.830144643784" calcext:value-type="float">
            <text:p>167.830144643784</text:p>
          </table:table-cell>
          <table:table-cell office:value-type="float" office:value="0.9149" calcext:value-type="float">
            <text:p>0.914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4</text:p>
          </table:table-cell>
          <table:table-cell/>
          <table:table-cell office:value-type="float" office:value="1375.3" calcext:value-type="float">
            <text:p>1375.3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67.830144643784" calcext:value-type="float">
            <text:p>167.830144643784</text:p>
          </table:table-cell>
          <table:table-cell office:value-type="float" office:value="0.9035" calcext:value-type="float">
            <text:p>0.903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5</text:p>
          </table:table-cell>
          <table:table-cell/>
          <table:table-cell office:value-type="float" office:value="1532.73" calcext:value-type="float">
            <text:p>1532.73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152.175136327744" calcext:value-type="float">
            <text:p>152.175136327744</text:p>
          </table:table-cell>
          <table:table-cell office:value-type="float" office:value="0.912" calcext:value-type="float">
            <text:p>0.91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5</text:p>
          </table:table-cell>
          <table:table-cell/>
          <table:table-cell office:value-type="float" office:value="1482.05" calcext:value-type="float">
            <text:p>1482.05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52.175136327744" calcext:value-type="float">
            <text:p>152.175136327744</text:p>
          </table:table-cell>
          <table:table-cell office:value-type="float" office:value="0.9077" calcext:value-type="float">
            <text:p>0.907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15</text:p>
          </table:table-cell>
          <table:table-cell/>
          <table:table-cell office:value-type="float" office:value="1523.45" calcext:value-type="float">
            <text:p>1523.45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52.175136327744" calcext:value-type="float">
            <text:p>152.175136327744</text:p>
          </table:table-cell>
          <table:table-cell office:value-type="float" office:value="0.9269" calcext:value-type="float">
            <text:p>0.926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5</text:p>
          </table:table-cell>
          <table:table-cell/>
          <table:table-cell office:value-type="float" office:value="1516.33" calcext:value-type="float">
            <text:p>1516.33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52.175136327744" calcext:value-type="float">
            <text:p>152.175136327744</text:p>
          </table:table-cell>
          <table:table-cell office:value-type="float" office:value="0.8981" calcext:value-type="float">
            <text:p>0.898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5</text:p>
          </table:table-cell>
          <table:table-cell/>
          <table:table-cell office:value-type="float" office:value="1393.87" calcext:value-type="float">
            <text:p>1393.87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152.175136327744" calcext:value-type="float">
            <text:p>152.175136327744</text:p>
          </table:table-cell>
          <table:table-cell office:value-type="float" office:value="0.9163" calcext:value-type="float">
            <text:p>0.9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5</text:p>
          </table:table-cell>
          <table:table-cell/>
          <table:table-cell office:value-type="float" office:value="1598.8" calcext:value-type="float">
            <text:p>1598.8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52.175136327744" calcext:value-type="float">
            <text:p>152.175136327744</text:p>
          </table:table-cell>
          <table:table-cell office:value-type="float" office:value="0.9156" calcext:value-type="float">
            <text:p>0.915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6</text:p>
          </table:table-cell>
          <table:table-cell/>
          <table:table-cell office:value-type="float" office:value="53.68" calcext:value-type="float">
            <text:p>53.6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57.451461791992" calcext:value-type="float">
            <text:p>157.451461791992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s#16</text:p>
          </table:table-cell>
          <table:table-cell/>
          <table:table-cell office:value-type="float" office:value="53.68" calcext:value-type="float">
            <text:p>53.6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57.451461791992" calcext:value-type="float">
            <text:p>157.451461791992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s#16</text:p>
          </table:table-cell>
          <table:table-cell/>
          <table:table-cell office:value-type="float" office:value="1647.14" calcext:value-type="float">
            <text:p>1647.14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57.451461791992" calcext:value-type="float">
            <text:p>157.451461791992</text:p>
          </table:table-cell>
          <table:table-cell office:value-type="float" office:value="0.9106" calcext:value-type="float">
            <text:p>0.910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6</text:p>
          </table:table-cell>
          <table:table-cell/>
          <table:table-cell office:value-type="float" office:value="1052.23" calcext:value-type="float">
            <text:p>1052.23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57.451461791992" calcext:value-type="float">
            <text:p>157.451461791992</text:p>
          </table:table-cell>
          <table:table-cell office:value-type="float" office:value="0.8849" calcext:value-type="float">
            <text:p>0.884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6</text:p>
          </table:table-cell>
          <table:table-cell/>
          <table:table-cell office:value-type="float" office:value="1487.58" calcext:value-type="float">
            <text:p>1487.58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157.451461791992" calcext:value-type="float">
            <text:p>157.451461791992</text:p>
          </table:table-cell>
          <table:table-cell office:value-type="float" office:value="0.9014" calcext:value-type="float">
            <text:p>0.901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6</text:p>
          </table:table-cell>
          <table:table-cell/>
          <table:table-cell office:value-type="float" office:value="1681.84" calcext:value-type="float">
            <text:p>1681.8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57.451461791992" calcext:value-type="float">
            <text:p>157.451461791992</text:p>
          </table:table-cell>
          <table:table-cell office:value-type="float" office:value="0.9085" calcext:value-type="float">
            <text:p>0.908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7_long</text:p>
          </table:table-cell>
          <table:table-cell/>
          <table:table-cell office:value-type="float" office:value="1578.32" calcext:value-type="float">
            <text:p>1578.3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52.777232885361" calcext:value-type="float">
            <text:p>352.777232885361</text:p>
          </table:table-cell>
          <table:table-cell office:value-type="float" office:value="0.7987" calcext:value-type="float">
            <text:p>0.798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7_long</text:p>
          </table:table-cell>
          <table:table-cell/>
          <table:table-cell office:value-type="float" office:value="1940.04" calcext:value-type="float">
            <text:p>1940.0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52.777232885361" calcext:value-type="float">
            <text:p>352.777232885361</text:p>
          </table:table-cell>
          <table:table-cell office:value-type="float" office:value="0.5935" calcext:value-type="float">
            <text:p>0.59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os#17_long</text:p>
          </table:table-cell>
          <table:table-cell/>
          <table:table-cell office:value-type="float" office:value="2643.54" calcext:value-type="float">
            <text:p>2643.5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52.777232885361" calcext:value-type="float">
            <text:p>352.777232885361</text:p>
          </table:table-cell>
          <table:table-cell office:value-type="float" office:value="0.8438" calcext:value-type="float">
            <text:p>0.843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17_long</text:p>
          </table:table-cell>
          <table:table-cell/>
          <table:table-cell office:value-type="float" office:value="2358.4" calcext:value-type="float">
            <text:p>2358.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52.777232885361" calcext:value-type="float">
            <text:p>352.77723288536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17_long</text:p>
          </table:table-cell>
          <table:table-cell/>
          <table:table-cell office:value-type="float" office:value="2022.66" calcext:value-type="float">
            <text:p>2022.6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52.777232885361" calcext:value-type="float">
            <text:p>352.777232885361</text:p>
          </table:table-cell>
          <table:table-cell office:value-type="float" office:value="0.8535" calcext:value-type="float">
            <text:p>0.853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17_long</text:p>
          </table:table-cell>
          <table:table-cell/>
          <table:table-cell office:value-type="float" office:value="1531.12" calcext:value-type="float">
            <text:p>1531.1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52.777232885361" calcext:value-type="float">
            <text:p>352.777232885361</text:p>
          </table:table-cell>
          <table:table-cell office:value-type="float" office:value="0.8932" calcext:value-type="float">
            <text:p>0.893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os#18_weird</text:p>
          </table:table-cell>
          <table:table-cell/>
          <table:table-cell office:value-type="float" office:value="1180.37" calcext:value-type="float">
            <text:p>1180.37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02.213373184204" calcext:value-type="float">
            <text:p>102.213373184204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8_weird</text:p>
          </table:table-cell>
          <table:table-cell/>
          <table:table-cell office:value-type="float" office:value="1378.9" calcext:value-type="float">
            <text:p>1378.9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02.213373184204" calcext:value-type="float">
            <text:p>102.213373184204</text:p>
          </table:table-cell>
          <table:table-cell office:value-type="float" office:value="0.8886" calcext:value-type="float">
            <text:p>0.888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8_weird</text:p>
          </table:table-cell>
          <table:table-cell/>
          <table:table-cell office:value-type="float" office:value="1056.52" calcext:value-type="float">
            <text:p>1056.52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02.213373184204" calcext:value-type="float">
            <text:p>102.213373184204</text:p>
          </table:table-cell>
          <table:table-cell office:value-type="float" office:value="0.8787" calcext:value-type="float">
            <text:p>0.878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8_weird</text:p>
          </table:table-cell>
          <table:table-cell/>
          <table:table-cell office:value-type="float" office:value="1412.95" calcext:value-type="float">
            <text:p>1412.95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02.213373184204" calcext:value-type="float">
            <text:p>102.213373184204</text:p>
          </table:table-cell>
          <table:table-cell office:value-type="float" office:value="0.8924" calcext:value-type="float">
            <text:p>0.892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8_weird</text:p>
          </table:table-cell>
          <table:table-cell/>
          <table:table-cell office:value-type="float" office:value="1422.99" calcext:value-type="float">
            <text:p>1422.99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02.213373184204" calcext:value-type="float">
            <text:p>102.213373184204</text:p>
          </table:table-cell>
          <table:table-cell office:value-type="float" office:value="0.9059" calcext:value-type="float">
            <text:p>0.905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os#18_weird</text:p>
          </table:table-cell>
          <table:table-cell/>
          <table:table-cell office:value-type="float" office:value="1056.76" calcext:value-type="float">
            <text:p>1056.76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02.213373184204" calcext:value-type="float">
            <text:p>102.213373184204</text:p>
          </table:table-cell>
          <table:table-cell office:value-type="float" office:value="0.8699" calcext:value-type="float">
            <text:p>0.869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069" meta:object-count="0"/>
    <meta:generator>LibreOffice/7.3.7.2$Linux_X86_64 LibreOffice_project/30$Build-2</meta:generator>
  </office:meta>
</office:document-meta>
</file>